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8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808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8080" draw:marker-start-width="0.45cm" draw:marker-end-width="0.45cm" draw:fill="bitmap" draw:fill-color="#000000" draw:fill-gradient-name="Gradient_20_1" draw:fill-hatch-name="Black_20_0_20_Degrees" draw:fill-image-name="Empty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1cm" svg:stroke-color="#00008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000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5cm" svg:x="14cm" svg:y="5.2cm">
          <text:p text:style-name="P1"><text:span text:style-name="T1">tirex-</text:span></text:p>
          <text:p text:style-name="P1"><text:span text:style-name="T1">renderd-</text:span></text:p>
          <text:p text:style-name="P1"><text:span text:style-name="T1">mapn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cm" svg:height="1.5cm" svg:x="13.9cm" svg:y="5.1cm">
          <text:p text:style-name="P1"><text:span text:style-name="T1">tirex-</text:span></text:p>
          <text:p text:style-name="P1"><text:span text:style-name="T1">renderd-</text:span></text:p>
          <text:p text:style-name="P1"><text:span text:style-name="T1">mapn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cm" svg:height="1.5cm" svg:x="10cm" svg:y="3.5cm">
          <text:p text:style-name="P1"><text:span text:style-name="T1">tirex-</text:span></text:p>
          <text:p text:style-name="P1"><text:span text:style-name="T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2cm" svg:height="1.5cm" svg:x="2.5cm" svg:y="2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cm" svg:height="1.5cm" svg:x="6cm" svg:y="3.5cm">
          <text:p text:style-name="P1"><text:span text:style-name="T1">mod_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cm" svg:height="1.5cm" svg:x="9.5cm" svg:y="7.5cm">
          <text:p text:style-name="P1"><text:span text:style-name="T1">ti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" draw:layer="layout" svg:width="2cm" svg:height="1.5cm" svg:x="13.8cm" svg:y="5cm">
          <text:p text:style-name="P1"><text:span text:style-name="T1">tirex-</text:span></text:p>
          <text:p text:style-name="P1"><text:span text:style-name="T1">renderd-</text:span></text:p>
          <text:p text:style-name="P1"><text:span text:style-name="T1">mapn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4.9cm" svg:y1="6.6cm" svg:x2="11.5cm" svg:y2="8.249cm" draw:start-shape="id1" draw:start-glue-point="2" draw:end-shape="id2" draw:end-glue-point="8" svg:d="m14900 6600c0 1100-1133 1649-3400 1649">
          <text:p/>
        </draw:connector>
        <draw:connector draw:style-name="gr3" draw:text-style-name="P2" draw:layer="layout" draw:type="curve" svg:x1="10.499cm" svg:y1="7.5cm" svg:x2="7cm" svg:y2="5cm" draw:start-shape="id2" draw:start-glue-point="5" draw:end-shape="id3" draw:end-glue-point="2" svg:d="m10499 7500c0-1873-3499-624-3499-2500">
          <text:p/>
        </draw:connector>
        <draw:connector draw:style-name="gr4" draw:text-style-name="P2" draw:layer="layout" draw:type="curve" svg:x1="7cm" svg:y1="3.5cm" svg:x2="11cm" svg:y2="3.5cm" draw:start-shape="id3" draw:start-glue-point="0" draw:end-shape="id4" draw:end-glue-point="0" svg:d="m7000 3500c0-750 4000-750 4000 0">
          <text:p/>
        </draw:connector>
        <draw:connector draw:style-name="gr4" draw:text-style-name="P2" draw:layer="layout" draw:type="curve" svg:x1="12cm" svg:y1="4.25cm" svg:x2="14.8cm" svg:y2="5cm" draw:start-shape="id4" draw:start-glue-point="1" draw:end-shape="id5" draw:end-glue-point="0" svg:d="m12000 4250c1867 0 2800 250 2800 750">
          <text:p/>
        </draw:connector>
        <draw:connector draw:style-name="gr4" draw:text-style-name="P2" draw:layer="layout" draw:type="curve" svg:x1="13.8cm" svg:y1="5.75cm" svg:x2="11cm" svg:y2="5cm" draw:start-shape="id5" draw:start-glue-point="3" draw:end-shape="id4" draw:end-glue-point="2" svg:d="m13800 5750c-1867 0-2800-250-2800-750">
          <text:p/>
        </draw:connector>
        <draw:connector draw:style-name="gr4" draw:text-style-name="P2" draw:layer="layout" draw:type="curve" svg:x1="10cm" svg:y1="4.25cm" svg:x2="8cm" svg:y2="4.25cm" draw:start-shape="id4" draw:end-shape="id3" draw:end-glue-point="1" svg:d="m10000 4250h-2000">
          <text:p/>
        </draw:connector>
        <draw:custom-shape draw:style-name="gr5" draw:text-style-name="P3" draw:layer="layout" svg:width="0.5cm" svg:height="0.5cm" svg:x="13.6cm" svg:y="7.6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2.9cm" svg:y="4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8.6cm" svg:y="2.7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2.4cm" svg:y="5.4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6cm" svg:y1="4.25cm" svg:x2="9.5cm" svg:y2="8.249cm" draw:start-shape="id3" draw:start-glue-point="3" draw:end-shape="id2" draw:end-glue-point="6" svg:d="m6000 4250c-750 0-2500 3999 3500 3999">
          <text:p/>
        </draw:connector>
        <draw:custom-shape draw:style-name="gr5" draw:text-style-name="P3" draw:layer="layout" svg:width="0.5cm" svg:height="0.5cm" svg:x="9cm" svg:y="4cm">
          <text:p text:style-name="P2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5cm" svg:y1="2.75cm" svg:x2="7cm" svg:y2="3.5cm" draw:start-shape="id6" draw:start-glue-point="1" draw:end-shape="id3" draw:end-glue-point="0" svg:d="m4500 2750c1667 0 2500 250 2500 750">
          <text:p/>
        </draw:connector>
        <draw:custom-shape draw:style-name="gr5" draw:text-style-name="P3" draw:layer="layout" svg:width="0.5cm" svg:height="0.5cm" svg:x="5.4cm" svg:y="2.5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5.6cm" svg:y="7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8.5cm" svg:y="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6cm" svg:y1="4.25cm" svg:x2="3.5cm" svg:y2="3.5cm" draw:start-shape="id3" draw:start-glue-point="3" draw:end-shape="id6" draw:end-glue-point="2" svg:d="m6000 4250c-1667 0-2500-250-2500-750">
          <text:p/>
        </draw:connector>
        <draw:custom-shape draw:style-name="gr5" draw:text-style-name="P3" draw:layer="layout" svg:width="0.5cm" svg:height="0.5cm" svg:x="4.5cm" svg:y="3.9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chen Topf</meta:initial-creator>
    <meta:creation-date>2010-05-02T21:26:46</meta:creation-date>
    <dc:date>2010-05-02T23:13:04</dc:date>
    <dc:creator>Jochen Topf</dc:creator>
    <meta:editing-duration>PT01H00M45S</meta:editing-duration>
    <meta:editing-cycles>3</meta:editing-cycles>
    <meta:generator>OpenOffice.org/3.0$Unix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